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VGPU 0</text:p>
          </table:table-cell>
          <table:table-cell office:value-type="string">
            <text:p>VGPU 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</table:table>
      <table:database-ranges>
        <table:database-range table:target-range-address="Sheet1.A3:Sheet1.C4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4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1T14:39:00</dc:date>
    <dc:creator>Shinpei Kato</dc:creator>
    <meta:document-statistic meta:table-count="1" meta:cell-count="695" meta:object-count="0"/>
    <meta:generator>LibreOffice/3.3$Unix LibreOffice_project/330m19$Build-301</meta:generator>
  </office:meta>
</office:document-meta>
</file>